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3058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726. Number of Atoms</text:h>
      <text:p text:style-name="Standard">/*</text:p>
      <text:p text:style-name="Standard"><text:s text:c="4"/>Time complexity: O(mlogm+n)</text:p>
      <text:p text:style-name="Standard"><text:s text:c="4"/>Extra space complexity: O(2m+2m+2m+2m) (formula_array,stack,array,count map)</text:p>
      <text:p text:style-name="Standard">*/</text:p>
      <text:p text:style-name="Standard">class Solution {</text:p>
      <text:p text:style-name="Standard"><text:s text:c="4"/>public:</text:p>
      <text:p text:style-name="Standard"><text:s text:c="8"/>void store_in_array(std::string&amp; formula,std::vector&lt;string&gt;&amp; result){</text:p>
      <text:p text:style-name="Standard"><text:s text:c="12"/>int n=formula.size();</text:p>
      <text:p text:style-name="Standard"><text:s text:c="12"/>int i=0,j=0;</text:p>
      <text:p text:style-name="Standard"><text:s text:c="12"/>while(i&lt;n){</text:p>
      <text:p text:style-name="Standard"><text:s text:c="16"/>char c=formula[i];</text:p>
      <text:p text:style-name="Standard"><text:s text:c="16"/>if(c==')') {</text:p>
      <text:p text:style-name="Standard"><text:s text:c="20"/>result.push_back(")");</text:p>
      <text:p text:style-name="Standard"><text:s text:c="20"/>if(!isdigit(formula[i+1])) result.push_back("1");</text:p>
      <text:p text:style-name="Standard"><text:s text:c="20"/>i++;</text:p>
      <text:p text:style-name="Standard"><text:s text:c="16"/>}</text:p>
      <text:p text:style-name="Standard"><text:s text:c="16"/>else if(c=='(') {</text:p>
      <text:p text:style-name="Standard"><text:s text:c="20"/>result.push_back("(");</text:p>
      <text:p text:style-name="Standard"><text:s text:c="20"/>i++;</text:p>
      <text:p text:style-name="Standard"><text:s text:c="16"/>}</text:p>
      <text:p text:style-name="Standard"><text:s text:c="16"/>else if(isupper(c)){</text:p>
      <text:p text:style-name="Standard"><text:s text:c="20"/>std::string atom="";</text:p>
      <text:p text:style-name="Standard"><text:s text:c="20"/>atom+=c;</text:p>
      <text:p text:style-name="Standard"><text:s text:c="20"/>for(j=i+1;j&lt;n;++j){</text:p>
      <text:p text:style-name="Standard"><text:s text:c="24"/>c=formula[j];</text:p>
      <text:p text:style-name="Standard"><text:s text:c="24"/>if(!islower(c)) break;</text:p>
      <text:p text:style-name="Standard"><text:s text:c="24"/>atom+=c;</text:p>
      <text:p text:style-name="Standard"><text:s text:c="20"/>}</text:p>
      <text:p text:style-name="Standard"><text:s text:c="20"/>i=j;</text:p>
      <text:p text:style-name="Standard"><text:s text:c="20"/>result.push_back(atom);</text:p>
      <text:p text:style-name="Standard"><text:s text:c="20"/>if(!isdigit(formula[j])) result.push_back("1");</text:p>
      <text:p text:style-name="Standard"><text:s text:c="16"/>}</text:p>
      <text:p text:style-name="Standard"><text:s text:c="16"/>else if(isdigit(c)){</text:p>
      <text:p text:style-name="Standard"><text:s text:c="20"/>std::string number="";</text:p>
      <text:p text:style-name="Standard"><text:s text:c="20"/>number+=c;</text:p>
      <text:p text:style-name="Standard"><text:s text:c="20"/>for(j=i+1;j&lt;n;++j){</text:p>
      <text:p text:style-name="Standard"><text:s text:c="24"/>c=formula[j];</text:p>
      <text:p text:style-name="Standard"><text:s text:c="24"/>if(!isdigit(c)) break;</text:p>
      <text:p text:style-name="Standard"><text:s text:c="24"/>number+=c;</text:p>
      <text:p text:style-name="Standard"><text:s text:c="20"/>}</text:p>
      <text:p text:style-name="Standard"><text:s text:c="20"/>i=j;</text:p>
      <text:p text:style-name="Standard"><text:s text:c="20"/>result.push_back(number);</text:p>
      <text:p text:style-name="Standard"><text:s text:c="16"/>}</text:p>
      <text:p text:style-name="Standard"><text:s text:c="12"/>}</text:p>
      <text:p text:style-name="Standard"><text:s text:c="8"/>}</text:p>
      <text:p text:style-name="Standard"/>
      <text:p text:style-name="Standard"><text:soft-page-break/><text:s text:c="8"/>std::string countOfAtoms(std::string formula) {</text:p>
      <text:p text:style-name="Standard"><text:s text:c="12"/>std::vector&lt;std::string&gt; formula_array;</text:p>
      <text:p text:style-name="Standard"/>
      <text:p text:style-name="Standard"><text:s text:c="12"/>// O(n)</text:p>
      <text:p text:style-name="Standard"><text:s text:c="12"/>store_in_array(formula,formula_array);</text:p>
      <text:p text:style-name="Standard"/>
      <text:p text:style-name="Standard"><text:s text:c="12"/>int m=formula_array.size();</text:p>
      <text:p text:style-name="Standard"/>
      <text:p text:style-name="Standard"><text:s text:c="12"/>std::stack&lt;int&gt; multiplicators_st;</text:p>
      <text:p text:style-name="Standard"><text:s text:c="12"/>std::vector&lt;int&gt; multiplicators_arr(m);</text:p>
      <text:p text:style-name="Standard"><text:s text:c="12"/>int mul=1;</text:p>
      <text:p text:style-name="Standard"/>
      <text:p text:style-name="Standard"><text:s text:c="12"/>// O(m)</text:p>
      <text:p text:style-name="Standard"><text:s text:c="12"/>for(int i=m-1;i&gt;=0;--i){</text:p>
      <text:p text:style-name="Standard"><text:s text:c="16"/>std::string c=formula_array[i];</text:p>
      <text:p text:style-name="Standard"><text:s text:c="16"/>if(c==")"){</text:p>
      <text:p text:style-name="Standard"><text:s text:c="20"/>int x=stoi(formula_array[i+1]);</text:p>
      <text:p text:style-name="Standard"><text:s text:c="20"/>multiplicators_st.push(x);</text:p>
      <text:p text:style-name="Standard"><text:s text:c="20"/>mul*=x;</text:p>
      <text:p text:style-name="Standard"><text:s text:c="20"/>multiplicators_arr[i+1]=mul;</text:p>
      <text:p text:style-name="Standard"><text:s text:c="16"/>}</text:p>
      <text:p text:style-name="Standard"><text:s text:c="16"/>else if(c=="("){</text:p>
      <text:p text:style-name="Standard"><text:s text:c="20"/>int x=multiplicators_st.top();</text:p>
      <text:p text:style-name="Standard"><text:s text:c="20"/>multiplicators_st.pop();</text:p>
      <text:p text:style-name="Standard"><text:s text:c="20"/>mul/=x;</text:p>
      <text:p text:style-name="Standard"><text:s text:c="16"/>}</text:p>
      <text:p text:style-name="Standard"><text:s text:c="16"/>multiplicators_arr[i]=mul;</text:p>
      <text:p text:style-name="Standard"><text:s text:c="12"/>}</text:p>
      <text:p text:style-name="Standard"/>
      <text:p text:style-name="Standard"><text:s text:c="12"/>// Compute the frequency of each atom: O(mlogm)</text:p>
      <text:p text:style-name="Standard"><text:s text:c="12"/>std::map&lt;std::string,int&gt; count;</text:p>
      <text:p text:style-name="Standard"><text:s text:c="12"/>for(int i=0;i&lt;m-1;++i){</text:p>
      <text:p text:style-name="Standard"><text:s text:c="16"/>std::string s=formula_array[i];</text:p>
      <text:p text:style-name="Standard"><text:s text:c="16"/>int w=1;</text:p>
      <text:p text:style-name="Standard"><text:s text:c="16"/>if(std::isdigit(formula_array[i+1][0])) w=stoi(formula_array[i+1]);</text:p>
      <text:p text:style-name="Standard"><text:s text:c="16"/>int cnt=multiplicators_arr[i];</text:p>
      <text:p text:style-name="Standard"><text:s text:c="16"/>if(std::isupper(s[0])) count[s]+=(w*cnt);</text:p>
      <text:p text:style-name="Standard"><text:s text:c="12"/>}</text:p>
      <text:p text:style-name="Standard"/>
      <text:p text:style-name="Standard"><text:s text:c="12"/>// Generate the answer </text:p>
      <text:p text:style-name="Standard"><text:s text:c="12"/>std::string ans="";</text:p>
      <text:p text:style-name="Standard"><text:s text:c="12"/>for(auto p: count){</text:p>
      <text:p text:style-name="Standard"><text:s text:c="16"/>ans+=p.second==1?p.first:(p.first+std::to_string(p.second));</text:p>
      <text:p text:style-name="Standard"><text:s text:c="12"/>}</text:p>
      <text:p text:style-name="Standard"><text:s text:c="12"/>return ans;</text:p>
      <text:p text:style-name="Standard"><text:s text:c="8"/>}</text:p>
      <text:p text:style-name="Standard">};</text:p>
      <text:p text:style-name="Standard"/>
      <text:p text:style-name="P1"><text:s text:c="12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DejaVu Sans1" style:font-size-complex="12pt" style:language-complex="ar" style:country-complex="T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02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DejaVu Sans1" style:font-size-complex="12pt" style:language-complex="ar" style:country-complex="T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ejaVu Sans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ejaVu Sans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" style:font-family-complex="'DejaVu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14T11:52:38.725357930</meta:creation-date>
    <dc:date>2024-07-15T10:39:31.508667210</dc:date>
    <meta:editing-duration>PT6M23S</meta:editing-duration>
    <meta:editing-cycles>5</meta:editing-cycles>
    <meta:generator>LibreOffice/7.3.7.2$Linux_X86_64 LibreOffice_project/30$Build-2</meta:generator>
    <meta:document-statistic meta:table-count="0" meta:image-count="0" meta:object-count="0" meta:page-count="2" meta:paragraph-count="88" meta:word-count="153" meta:character-count="2989" meta:non-whitespace-character-count="1611"/>
  </office:meta>
</office:document-meta>
</file>